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90d3a" officeooo:paragraph-rsid="00190d3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96868" officeooo:paragraph-rsid="0019686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73a67" officeooo:paragraph-rsid="00173a67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fo:font-size="12pt" fo:font-weight="normal" style:font-weight-asian="normal" style:font-weight-complex="normal"/>
    </style:style>
    <style:style style:name="T3" style:family="text">
      <style:text-properties fo:font-size="12pt" fo:font-weight="normal" officeooo:rsid="00196868" style:font-weight-asian="normal" style:font-weight-complex="normal"/>
    </style:style>
    <style:style style:name="T4" style:family="text">
      <style:text-properties fo:font-size="12pt" officeooo:rsid="001968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arning</text:p>
      <text:p text:style-name="P3"/>
      <text:p text:style-name="P1">Objective : <text:span text:style-name="T2">is to make nav bar stick to the edge of the screen when it</text:span></text:p>
      <text:p text:style-name="P1"><text:span text:style-name="T2">tries to go past beyond it</text:span></text:p>
      <text:p text:style-name="P1"><text:span text:style-name="T2"/></text:p>
      <text:p text:style-name="P1"><text:span text:style-name="T2">&lt;</text:span><text:span text:style-name="T3">header&gt; : tag </text:span></text:p>
      <text:p text:style-name="P1"><text:span text:style-name="T3">The </text:span><text:span text:style-name="Strong_20_Emphasis"><text:span text:style-name="T4">HTML </text:span></text:span><text:span text:style-name="Strong_20_Emphasis"><text:span text:style-name="Source_20_Text"><text:span text:style-name="T4">&lt;header&gt;</text:span></text:span></text:span><text:span text:style-name="Strong_20_Emphasis"><text:span text:style-name="T4"> element</text:span></text:span><text:span text:style-name="T3"> represents introductory content, typically a group of introductory or navigational aids. It may contain some heading elements but also a logo, a search form, an author name, and other elements.</text:span></text:p>
      <text:p text:style-name="P1"><text:span text:style-name="T3"/></text:p>
      <text:p text:style-name="P2"><text:span text:style-name="T3">I</text:span><text:span text:style-name="T2">t may be important from metadata point of view of browser.</text:span></text:p>
      <text:p text:style-name="P1"><text:span text:style-name="T2"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2T23:42:50.699457012</meta:creation-date>
    <dc:date>2021-02-22T23:54:35.646108622</dc:date>
    <meta:editing-duration>PT11M45S</meta:editing-duration>
    <meta:editing-cycles>4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6" meta:word-count="71" meta:character-count="397" meta:non-whitespace-character-count="331"/>
  </office:meta>
</office:document-meta>
</file>